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微軟正黑體" svg:font-family="微軟正黑體" style:font-family-generic="swiss" style:font-pitch="variable" svg:panose-1="2 11 6 4 3 5 4 4 2 4"/>
    <style:font-face style:name="新細明體, PMingLiU" svg:font-family="新細明體, PMingLiU" style:font-family-generic="system"/>
    <style:font-face style:name="標楷體" svg:font-family="標楷體" style:font-family-generic="script" style:font-pitch="fixed" svg:panose-1="3 0 5 9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asian="標楷體"/>
    </style:style>
    <style:style style:name="P2" style:parent-style-name="Standard" style:family="paragraph">
      <style:text-properties style:font-name-asian="標楷體"/>
    </style:style>
    <style:style style:name="P3" style:parent-style-name="Standard" style:family="paragraph">
      <style:text-properties style:font-name-asian="標楷體"/>
    </style:style>
    <style:style style:name="P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5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2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3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5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2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8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2" style:parent-style-name="預設段落字型" style:family="text">
      <style:text-properties style:font-name="Consolas" style:font-name-asian="標楷體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4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7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0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2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4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8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5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5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3" style:parent-style-name="預設段落字型" style:family="text">
      <style:text-properties style:font-name="Consolas" style:font-name-asian="標楷體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5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8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1" style:parent-style-name="預設段落字型" style:family="text">
      <style:text-properties style:font-name="Consolas" style:font-name-asian="標楷體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6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3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5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9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3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5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7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1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8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3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7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0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9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4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9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6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9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8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2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0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4" style:parent-style-name="預設段落字型" style:family="text">
      <style:text-properties style:font-name="Consolas" style:font-name-asian="標楷體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6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8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1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12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5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9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1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3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5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9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3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5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6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7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8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9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4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4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42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3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4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45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6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7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8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49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50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51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5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53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5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55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5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57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5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60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61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6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63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6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6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6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6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68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6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0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7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2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7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7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7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6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7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78" style:parent-style-name="預設段落字型" style:family="text">
      <style:text-properties style:font-name="Consolas" style:font-name-asian="標楷體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7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80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8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82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8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8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8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86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8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8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8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0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9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2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9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4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9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96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9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9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9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0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0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0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03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4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0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6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0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08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0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10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1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1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3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14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1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6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1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18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1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20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2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22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2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2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25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26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27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28" style:parent-style-name="預設段落字型" style:family="text">
      <style:text-properties style:font-name="Consolas" style:font-name-asian="標楷體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2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3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3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32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33" style:parent-style-name="預設段落字型" style:family="text">
      <style:text-properties style:font-name="Consolas" style:font-name-asian="標楷體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34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3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36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37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39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40" style:parent-style-name="預設段落字型" style:family="text">
      <style:text-properties style:font-name="Consolas" style:font-name-asian="標楷體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41" style:parent-style-name="預設段落字型" style:family="text"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2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43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44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4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46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4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48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4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50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52" style:parent-style-name="預設段落字型" style:family="text">
      <style:text-properties style:font-name="Consolas" style:font-name-asian="標楷體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5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54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asian="標楷體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255" style:parent-style-name="Standard" style:family="paragraph">
      <style:text-properties style:font-name-asian="標楷體"/>
    </style:style>
    <style:style style:name="P256" style:parent-style-name="內文" style:family="paragraph">
      <style:paragraph-properties fo:widows="2" fo:orphans="2" fo:break-before="page"/>
      <style:text-properties style:font-name-asian="標楷體"/>
    </style:style>
    <style:style style:name="P257" style:parent-style-name="Standard" style:family="paragraph">
      <style:text-properties style:font-name-asian="標楷體"/>
    </style:style>
    <style:style style:name="P258" style:parent-style-name="Standard" style:family="paragraph">
      <style:text-properties style:font-name-asian="標楷體"/>
    </style:style>
    <style:style style:name="P2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60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2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6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6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26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6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6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6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6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7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7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7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28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28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28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2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2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29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2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0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1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1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1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1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1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1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1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1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2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2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2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2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3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3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4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4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43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34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4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4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4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4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49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5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5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5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5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5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5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6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6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6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6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6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6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6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36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6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7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7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37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7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7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7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3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8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8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8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38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90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3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9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3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9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39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3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39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3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0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0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0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0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0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0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40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0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1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1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41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4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1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16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41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1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2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2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2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2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2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2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2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2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3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3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4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4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4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4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44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44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44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4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4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5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5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5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6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6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6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6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6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46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46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7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7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7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7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7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8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8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8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8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8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9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4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49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4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9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4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96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4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49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4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0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0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50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0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05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50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0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0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11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5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1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1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51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51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1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2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2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2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2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26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2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2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2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3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3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3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53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3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3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3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4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4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5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4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54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54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5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5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5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5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6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6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6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6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6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6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6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7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7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7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7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7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7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7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7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7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8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8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58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58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8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8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9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5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9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9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59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5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59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5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0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0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0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0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0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1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1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1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1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1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1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1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1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1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2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2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62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62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2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2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2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2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2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3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3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3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3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3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3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3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3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3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4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4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4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4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4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4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4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4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4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4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5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5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5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5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6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66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66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6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6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6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7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7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7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7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7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8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8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8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8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8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9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6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9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9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6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69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6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69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69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0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0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0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7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0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0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0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71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1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1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1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1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1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2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2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2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2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2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2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2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2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3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3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3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73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3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3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3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7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3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74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74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4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43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74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4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4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4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4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4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5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5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5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5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5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5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5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6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6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6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6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6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6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6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7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77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77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7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7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7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7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8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8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8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8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8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8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87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78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8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9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9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79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9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9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9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79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79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79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79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0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0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80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0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8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0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0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0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1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81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1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1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816" style:parent-style-name="內文" style:family="paragraph">
      <style:paragraph-properties fo:widows="2" fo:orphans="2"/>
      <style:text-properties style:font-name-asian="標楷體"/>
    </style:style>
    <style:style style:name="P817" style:parent-style-name="內文" style:family="paragraph">
      <style:paragraph-properties fo:widows="2" fo:orphans="2" fo:break-before="page"/>
      <style:text-properties style:font-name-asian="標楷體"/>
    </style:style>
    <style:style style:name="P818" style:parent-style-name="Standard" style:family="paragraph">
      <style:text-properties style:font-name-asian="標楷體"/>
    </style:style>
    <style:style style:name="P81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20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8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2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2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2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P82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2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2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2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2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3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3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3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3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83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3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83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3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3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3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4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4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4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4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4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4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5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5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5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6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6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6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7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7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87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87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7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8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7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7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7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7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8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8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8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8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8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8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8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8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8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89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89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89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9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9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8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9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89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89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89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0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0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0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0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0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0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0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0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0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1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1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1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1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1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1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1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1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1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20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2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92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2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2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92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2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2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3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3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3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3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3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36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93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3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4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4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4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4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4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4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5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5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5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5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5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5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5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59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96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6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9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6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9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6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6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9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97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7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7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7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7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7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7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7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8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8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8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8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8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8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8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8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9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9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99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99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99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9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99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99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9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99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00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00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0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0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0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0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0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0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0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1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1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1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1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1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1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1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2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2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2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2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2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2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2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2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2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3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3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3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3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3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3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3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3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4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4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4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46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4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5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5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52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5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5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5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56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5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5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5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6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62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0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64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6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6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0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7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7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7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73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07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7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7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7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7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0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8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8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8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84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8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08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87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8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8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9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91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9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9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09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9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09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09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09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09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0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01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10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0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0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0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0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0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09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1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1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1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13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1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1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1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11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1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1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2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2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2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2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2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2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2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2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2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3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3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3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3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3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3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3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3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4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4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4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4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5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5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15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5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5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5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5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5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5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6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6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6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6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6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6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6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7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7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7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7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7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7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7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7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8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8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8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18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8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8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8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8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18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19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9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9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19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1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19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1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0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0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0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0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0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0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0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0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08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09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1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11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1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213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1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1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1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1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1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19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2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2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2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2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2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25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2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2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2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2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3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3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3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3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3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3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3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37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23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3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4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4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4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4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4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4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4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50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5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52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5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54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5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56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5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58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5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6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6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6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6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6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6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66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6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7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2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7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27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27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75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27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7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80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28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82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83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84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28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28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8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88" style:parent-style-name="預設段落字型" style:family="text">
      <style:text-properties style:font-name="Consolas" style:font-name-complex="新細明體" fo:color="#0CA1A6" style:letter-kerning="false" fo:font-size="10.5pt" style:font-size-asian="10.5pt" style:font-size-complex="10.5pt" style:language-complex="ar" style:country-complex="SA"/>
    </style:style>
    <style:style style:name="T128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90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9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9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9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94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29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29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29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298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29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00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0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0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03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0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0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0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0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0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0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1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11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12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1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1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15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T1316" style:parent-style-name="預設段落字型" style:family="text">
      <style:text-properties style:font-name="Consolas" style:font-name-complex="新細明體" fo:color="#7F8C8D" style:letter-kerning="false" fo:font-size="10.5pt" style:font-size-asian="10.5pt" style:font-size-complex="10.5pt" style:language-complex="ar" style:country-complex="SA"/>
    </style:style>
    <style:style style:name="P131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1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1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2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21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2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23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24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2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26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2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28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2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3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3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3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3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3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3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3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3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3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3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4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41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4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4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4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4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4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4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4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4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5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5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52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5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54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55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56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57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5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59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6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61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6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6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6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65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66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67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68" style:parent-style-name="預設段落字型" style:family="text">
      <style:text-properties style:font-name="Consolas" style:font-name-complex="新細明體" fo:color="#C586C0" style:letter-kerning="false" fo:font-size="10.5pt" style:font-size-asian="10.5pt" style:font-size-complex="10.5pt" style:language-complex="ar" style:country-complex="SA"/>
    </style:style>
    <style:style style:name="T1369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70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71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72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73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74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75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7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77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7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79" style:parent-style-name="內文" style:family="paragraph">
      <style:paragraph-properties fo:widows="2" fo:orphans="2" style:vertical-align="auto" style:line-height-at-least="0.1979in" fo:background-color="#1F272A"/>
      <style:text-properties fo:hyphenate="true"/>
    </style:style>
    <style:style style:name="T138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8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3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8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8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7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88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89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90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91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92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93" style:parent-style-name="預設段落字型" style:family="text">
      <style:text-properties style:font-name="Consolas" style:font-name-complex="新細明體" fo:color="#7FCBCD" style:letter-kerning="false" fo:font-size="10.5pt" style:font-size-asian="10.5pt" style:font-size-complex="10.5pt" style:language-complex="ar" style:country-complex="SA"/>
    </style:style>
    <style:style style:name="T1394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T1395" style:parent-style-name="預設段落字型" style:family="text">
      <style:text-properties style:font-name="Consolas" style:font-name-complex="新細明體" fo:color="#F39C12" style:letter-kerning="false" fo:font-size="10.5pt" style:font-size-asian="10.5pt" style:font-size-complex="10.5pt" style:language-complex="ar" style:country-complex="SA"/>
    </style:style>
    <style:style style:name="T1396" style:parent-style-name="預設段落字型" style:family="text"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/>
    </style:style>
    <style:style style:name="P1397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98" style:parent-style-name="內文" style:family="paragraph">
      <style:paragraph-properties fo:widows="2" fo:orphans="2" style:vertical-align="auto" style:line-height-at-least="0.1979in" fo:background-color="#1F272A"/>
      <style:text-properties style:font-name="Consolas" style:font-name-complex="新細明體" fo:color="#DAE3E3" style:letter-kerning="false" fo:font-size="10.5pt" style:font-size-asian="10.5pt" style:font-size-complex="10.5pt" style:language-complex="ar" style:country-complex="SA" fo:hyphenate="true"/>
    </style:style>
    <style:style style:name="P1399" style:parent-style-name="Standard" style:family="paragraph">
      <style:text-properties style:font-name-asian="標楷體"/>
    </style:style>
  </office:automatic-styles>
  <office:body>
    <office:text text:use-soft-page-breaks="true">
      <text:p text:style-name="P1">112-1<text:s/>嵌入式系統設計實習<text:tab/>期中考<text:tab/><text:tab/><text:tab/>姓名:莊鈞凱<text:tab/><text:tab/><text:tab/><text:tab/>學號5b0g0024</text:p>
      <text:p text:style-name="P2"/>
      <text:p text:style-name="P3">1..使用超音波測距，當障礙物距離大於50cm無聲音，距離30~50cm時蜂鳴器以2Hz頻率發出BB聲，<text:s/>距離10~30cm時蜂鳴器以6Hz頻率發出BB聲，小於10cm蜂鳴器一直叫不停。(超音波模組Trig接腳2, Echo接腳3，<text:s/>蜂鳴器接腳4。</text:p>
      <text:p text:style-name="P4"><text:span text:style-name="T5">#include</text:span><text:span text:style-name="T6"><text:s/></text:span><text:span text:style-name="T7">"HCSR04.h"</text:span></text:p>
      <text:p text:style-name="P8"><text:span text:style-name="T9">#define</text:span><text:span text:style-name="T10"><text:s/></text:span><text:span text:style-name="T11">Trig</text:span><text:span text:style-name="T12"><text:s/></text:span><text:span text:style-name="T13">2</text:span></text:p>
      <text:p text:style-name="P14"><text:span text:style-name="T15">#define</text:span><text:span text:style-name="T16"><text:s/></text:span><text:span text:style-name="T17">Echo</text:span><text:span text:style-name="T18"><text:s/></text:span><text:span text:style-name="T19">3</text:span></text:p>
      <text:p text:style-name="P20"><text:span text:style-name="T21">#define</text:span><text:span text:style-name="T22"><text:s/></text:span><text:span text:style-name="T23">Buzzer</text:span><text:span text:style-name="T24"><text:s/></text:span><text:span text:style-name="T25">4</text:span></text:p>
      <text:p text:style-name="P26"><text:span text:style-name="T27">HCSR04<text:s/></text:span><text:span text:style-name="T28">myHC</text:span><text:span text:style-name="T29">(Trig, Echo);</text:span></text:p>
      <text:p text:style-name="P30"> </text:p>
      <text:p text:style-name="P31"><text:span text:style-name="T32">void</text:span><text:span text:style-name="T33"><text:s/></text:span><text:span text:style-name="T34">setup</text:span><text:span text:style-name="T35">() {</text:span></text:p>
      <text:p text:style-name="P36"><text:span text:style-name="T37">  // put your setup code here, to run once:</text:span></text:p>
      <text:p text:style-name="P38"><text:span text:style-name="T39"> <text:s/></text:span><text:span text:style-name="T40">Serial</text:span><text:span text:style-name="T41">.</text:span><text:span text:style-name="T42">begin</text:span><text:span text:style-name="T43">(</text:span><text:span text:style-name="T44">9600</text:span><text:span text:style-name="T45">);</text:span></text:p>
      <text:p text:style-name="P46"><text:span text:style-name="T47"> <text:s/></text:span><text:span text:style-name="T48">pinMode</text:span><text:span text:style-name="T49">(Buzzer, OUTPUT);</text:span></text:p>
      <text:p text:style-name="P50">}</text:p>
      <text:p text:style-name="P51"/>
      <text:p text:style-name="P52"><text:span text:style-name="T53">void</text:span><text:span text:style-name="T54"><text:s/></text:span><text:span text:style-name="T55">loop</text:span><text:span text:style-name="T56">() {</text:span></text:p>
      <text:p text:style-name="P57"><text:span text:style-name="T58">  // put your main code here, to run repeatedly:</text:span></text:p>
      <text:p text:style-name="P59"><text:span text:style-name="T60"> <text:s/></text:span><text:span text:style-name="T61">int</text:span><text:span text:style-name="T62"><text:s/>range =<text:s/></text:span><text:span text:style-name="T63">myHC</text:span><text:span text:style-name="T64">.</text:span><text:span text:style-name="T65">dist</text:span><text:span text:style-name="T66">();</text:span></text:p>
      <text:p text:style-name="P67"><text:span text:style-name="T68"> <text:s/></text:span><text:span text:style-name="T69">Serial</text:span><text:span text:style-name="T70">.</text:span><text:span text:style-name="T71">print</text:span><text:span text:style-name="T72">(</text:span><text:span text:style-name="T73">"Range="</text:span><text:span text:style-name="T74">);<text:s/></text:span><text:span text:style-name="T75">Serial</text:span><text:span text:style-name="T76">.</text:span><text:span text:style-name="T77">println</text:span><text:span text:style-name="T78">(range);</text:span></text:p>
      <text:p text:style-name="P79"><text:span text:style-name="T80"> <text:s/></text:span><text:span text:style-name="T81">if</text:span><text:span text:style-name="T82">(range&gt;</text:span><text:span text:style-name="T83">50</text:span><text:span text:style-name="T84">){</text:span></text:p>
      <text:p text:style-name="P85"><text:span text:style-name="T86">   <text:s/></text:span><text:span text:style-name="T87">digitalWrite</text:span><text:span text:style-name="T88">(Buzzer, LOW);</text:span></text:p>
      <text:p text:style-name="P89"><text:span text:style-name="T90">    // noTone(Buzzer);</text:span></text:p>
      <text:p text:style-name="P91">  }</text:p>
      <text:p text:style-name="P92"><text:span text:style-name="T93"> <text:s/></text:span><text:span text:style-name="T94">else</text:span><text:span text:style-name="T95"><text:s/></text:span><text:span text:style-name="T96">if</text:span><text:span text:style-name="T97">(range&gt;</text:span><text:span text:style-name="T98">30</text:span><text:span text:style-name="T99">){</text:span></text:p>
      <text:p text:style-name="P100"><text:span text:style-name="T101">   <text:s/></text:span><text:span text:style-name="T102">for</text:span><text:span text:style-name="T103">(</text:span><text:span text:style-name="T104">int</text:span><text:span text:style-name="T105"><text:s/>i=</text:span><text:span text:style-name="T106">0</text:span><text:span text:style-name="T107">;i&lt;</text:span><text:span text:style-name="T108">2</text:span><text:span text:style-name="T109">;i++){</text:span></text:p>
      <text:p text:style-name="P110"><text:span text:style-name="T111">      //<text:s/></text:span><text:span text:style-name="T112">有緣蜂鳴器</text:span></text:p>
      <text:p text:style-name="P113"><text:span text:style-name="T114">     <text:s/></text:span><text:span text:style-name="T115">digitalWrite</text:span><text:span text:style-name="T116">(Buzzer, HIGH);</text:span></text:p>
      <text:p text:style-name="P117"><text:span text:style-name="T118">     <text:s/></text:span><text:span text:style-name="T119">delay</text:span><text:span text:style-name="T120">(</text:span><text:span text:style-name="T121">1000</text:span><text:span text:style-name="T122">/</text:span><text:span text:style-name="T123">2</text:span><text:span text:style-name="T124">/</text:span><text:span text:style-name="T125">2</text:span><text:span text:style-name="T126">);</text:span></text:p>
      <text:p text:style-name="P127"><text:span text:style-name="T128">     <text:s/></text:span><text:span text:style-name="T129">digitalWrite</text:span><text:span text:style-name="T130">(Buzzer, LOW);</text:span></text:p>
      <text:p text:style-name="P131"><text:span text:style-name="T132">     <text:s/></text:span><text:span text:style-name="T133">delay</text:span><text:span text:style-name="T134">(</text:span><text:span text:style-name="T135">1000</text:span><text:span text:style-name="T136">/</text:span><text:span text:style-name="T137">2</text:span><text:span text:style-name="T138">/</text:span><text:span text:style-name="T139">2</text:span><text:span text:style-name="T140">);</text:span></text:p>
      <text:p text:style-name="P141"><text:span text:style-name="T142">      //<text:s/></text:span><text:span text:style-name="T143">無緣蜂鳴器</text:span></text:p>
      <text:p text:style-name="P144"><text:span text:style-name="T145">      /*tone(</text:span><text:span text:style-name="T146">腳位</text:span><text:span text:style-name="T147">,</text:span><text:span text:style-name="T148">頻率</text:span><text:span text:style-name="T149">,</text:span><text:span text:style-name="T150">時間</text:span><text:span text:style-name="T151">)</text:span></text:p>
      <text:p text:style-name="P152"><text:span text:style-name="T153">      tone(Buzzer,2000,1000/2/2);</text:span></text:p>
      <text:p text:style-name="P154"><text:span text:style-name="T155">      delay(1000/2/2);</text:span></text:p>
      <text:p text:style-name="P156"><text:span text:style-name="T157">      */</text:span></text:p>
      <text:p text:style-name="P158">    }</text:p>
      <text:p text:style-name="P159"><text:span text:style-name="T160">   <text:s/></text:span><text:span text:style-name="T161">delay</text:span><text:span text:style-name="T162">(</text:span><text:span text:style-name="T163">500</text:span><text:span text:style-name="T164">);</text:span></text:p>
      <text:p text:style-name="P165">  }</text:p>
      <text:p text:style-name="P166"><text:span text:style-name="T167"> <text:s/></text:span><text:span text:style-name="T168">else</text:span><text:span text:style-name="T169"><text:s/></text:span><text:span text:style-name="T170">if</text:span><text:span text:style-name="T171">(range&gt;</text:span><text:span text:style-name="T172">10</text:span><text:span text:style-name="T173">) {</text:span></text:p>
      <text:p text:style-name="P174"><text:span text:style-name="T175">   <text:s/></text:span><text:span text:style-name="T176">for</text:span><text:span text:style-name="T177">(</text:span><text:span text:style-name="T178">int</text:span><text:span text:style-name="T179"><text:s/>i=</text:span><text:span text:style-name="T180">0</text:span><text:span text:style-name="T181">;i&lt;</text:span><text:span text:style-name="T182">6</text:span><text:span text:style-name="T183">;i++){</text:span></text:p>
      <text:p text:style-name="P184"><text:span text:style-name="T185">     <text:s/></text:span><text:span text:style-name="T186">digitalWrite</text:span><text:span text:style-name="T187">(Buzzer, HIGH);</text:span></text:p>
      <text:p text:style-name="P188"><text:span text:style-name="T189">     <text:s/></text:span><text:span text:style-name="T190">delay</text:span><text:span text:style-name="T191">(</text:span><text:span text:style-name="T192">1000</text:span><text:span text:style-name="T193">/</text:span><text:span text:style-name="T194">6</text:span><text:span text:style-name="T195">/</text:span><text:span text:style-name="T196">2</text:span><text:span text:style-name="T197">);</text:span></text:p>
      <text:p text:style-name="P198"><text:span text:style-name="T199">     <text:s/></text:span><text:span text:style-name="T200">digitalWrite</text:span><text:span text:style-name="T201">(Buzzer, LOW);</text:span></text:p>
      <text:p text:style-name="P202"><text:span text:style-name="T203">     <text:s/></text:span><text:span text:style-name="T204">delay</text:span><text:span text:style-name="T205">(</text:span><text:span text:style-name="T206">1000</text:span><text:span text:style-name="T207">/</text:span><text:span text:style-name="T208">6</text:span><text:span text:style-name="T209">/</text:span><text:span text:style-name="T210">2</text:span><text:span text:style-name="T211">);</text:span></text:p>
      <text:p text:style-name="P212"><text:span text:style-name="T213">      //<text:s/></text:span><text:span text:style-name="T214">無緣蜂鳴器</text:span></text:p>
      <text:p text:style-name="P215"><text:span text:style-name="T216">      /*</text:span></text:p>
      <text:p text:style-name="P217"><text:span text:style-name="T218">      tone(Buzzer,2000,1000/2/2);</text:span></text:p>
      <text:p text:style-name="P219"><text:span text:style-name="T220">      delay(1000/2/2);</text:span></text:p>
      <text:soft-page-break/>
      <text:p text:style-name="P221"><text:span text:style-name="T222">      */</text:span></text:p>
      <text:p text:style-name="P223">    }</text:p>
      <text:p text:style-name="P224"><text:span text:style-name="T225">   <text:s/></text:span><text:span text:style-name="T226">delay</text:span><text:span text:style-name="T227">(</text:span><text:span text:style-name="T228">500</text:span><text:span text:style-name="T229">);</text:span></text:p>
      <text:p text:style-name="P230">  }</text:p>
      <text:p text:style-name="P231"><text:span text:style-name="T232"> <text:s/></text:span><text:span text:style-name="T233">else</text:span><text:span text:style-name="T234">{</text:span></text:p>
      <text:p text:style-name="P235"><text:span text:style-name="T236">    //<text:s/></text:span><text:span text:style-name="T237">有緣蜂鳴器</text:span></text:p>
      <text:p text:style-name="P238"><text:span text:style-name="T239">   <text:s/></text:span><text:span text:style-name="T240">digitalWrite</text:span><text:span text:style-name="T241">(Buzzer,HIGH);</text:span></text:p>
      <text:p text:style-name="P242"><text:span text:style-name="T243">    //<text:s/></text:span><text:span text:style-name="T244">無緣蜂鳴器</text:span></text:p>
      <text:p text:style-name="P245"><text:span text:style-name="T246">    /*</text:span></text:p>
      <text:p text:style-name="P247"><text:span text:style-name="T248">    tone(Buzzer,2000,1000/2/2);</text:span></text:p>
      <text:p text:style-name="P249"><text:span text:style-name="T250">    delay(1000/2/2);</text:span></text:p>
      <text:p text:style-name="P251"><text:span text:style-name="T252">    */</text:span></text:p>
      <text:p text:style-name="P253">  }</text:p>
      <text:p text:style-name="P254">}</text:p>
      <text:p text:style-name="P255"/>
      <text:p text:style-name="P256"/>
      <text:p text:style-name="P257">底下兩題抽籤</text:p>
      <text:p text:style-name="P258">2.<text:s/>使用一顆按鈕與4位數7段顯示器製作按鈕計數器，一開始時4位數7段顯示器顯示0000。每按一次按鈕，4位數7段顯示器顯示值增加1，例如按第一次按鈕顯示0001；按第二次按鈕，顯示0002；按第三次按鈕，顯示0003；按20次後，顯示0020；接下來按鈕會回到上述顯示方式。(按鈕接腳A0，4位數7段顯示器a,b,c,d,e,f,g,h,1,2,3,4分別接腳位2,3,4,5,6,7,8,9,10,11,12,13)</text:p>
      <text:p text:style-name="P259"><text:span text:style-name="T260">#define</text:span><text:span text:style-name="T261"><text:s/></text:span><text:span text:style-name="T262">seg7_a</text:span><text:span text:style-name="T263"><text:s/></text:span><text:span text:style-name="T264">2</text:span></text:p>
      <text:p text:style-name="P265"><text:span text:style-name="T266">//</text:span><text:span text:style-name="T267">使用</text:span><text:span text:style-name="T268">4</text:span><text:span text:style-name="T269">位數</text:span><text:span text:style-name="T270">7</text:span><text:span text:style-name="T271">段顯示器，在最右邊之位數</text:span><text:span text:style-name="T272">(</text:span><text:span text:style-name="T273">個位數</text:span><text:span text:style-name="T274">)</text:span><text:span text:style-name="T275">每秒依序顯示</text:span><text:span text:style-name="T276">0~9</text:span><text:span text:style-name="T277">數字</text:span></text:p>
      <text:p text:style-name="P278"><text:span text:style-name="T279">//</text:span><text:span text:style-name="T280">共陰極七段顯示器顯示值與</text:span><text:span text:style-name="T281">a,b,c,d,e,f,g,h<text:s/></text:span><text:span text:style-name="T282">等</text:span><text:span text:style-name="T283">8</text:span><text:span text:style-name="T284">顆</text:span><text:span text:style-name="T285">LED HI/LO</text:span><text:span text:style-name="T286">設定關係</text:span></text:p>
      <text:p text:style-name="P287"><text:span text:style-name="T288">int</text:span><text:span text:style-name="T289"><text:s/></text:span><text:span text:style-name="T290">seg7_digit</text:span><text:span text:style-name="T291">[</text:span><text:span text:style-name="T292">10</text:span><text:span text:style-name="T293">] = { 0x</text:span><text:span text:style-name="T294">fc</text:span><text:span text:style-name="T295">, 0x</text:span><text:span text:style-name="T296">60</text:span><text:span text:style-name="T297">, 0x</text:span><text:span text:style-name="T298">da</text:span><text:span text:style-name="T299">, 0x</text:span><text:span text:style-name="T300">f2</text:span><text:span text:style-name="T301">, 0x</text:span><text:span text:style-name="T302">66</text:span><text:span text:style-name="T303">, 0x</text:span><text:span text:style-name="T304">b6</text:span><text:span text:style-name="T305">, 0x</text:span><text:span text:style-name="T306">be</text:span><text:span text:style-name="T307">, 0x</text:span><text:span text:style-name="T308">e4</text:span><text:span text:style-name="T309">, 0x</text:span><text:span text:style-name="T310">fe</text:span><text:span text:style-name="T311">, 0x</text:span><text:span text:style-name="T312">f6</text:span><text:span text:style-name="T313"><text:s/>};</text:span></text:p>
      <text:p text:style-name="P314"><text:span text:style-name="T315">//4</text:span><text:span text:style-name="T316">位數</text:span><text:span text:style-name="T317">7</text:span><text:span text:style-name="T318">段顯示器最左邊到最右邊之位數</text:span><text:span text:style-name="T319">(</text:span><text:span text:style-name="T320">即位數</text:span><text:span text:style-name="T321">1~4)</text:span><text:span text:style-name="T322">之</text:span><text:span text:style-name="T323">Arduino</text:span><text:span text:style-name="T324">控制腳位</text:span><text:span text:style-name="T325">(10~13)</text:span></text:p>
      <text:p text:style-name="P326"><text:span text:style-name="T327">int</text:span><text:span text:style-name="T328"><text:s/></text:span><text:span text:style-name="T329">digits</text:span><text:span text:style-name="T330">[</text:span><text:span text:style-name="T331">4</text:span><text:span text:style-name="T332">] = {<text:s/></text:span><text:span text:style-name="T333">10</text:span><text:span text:style-name="T334">,<text:s/></text:span><text:span text:style-name="T335">11</text:span><text:span text:style-name="T336">,<text:s/></text:span><text:span text:style-name="T337">12</text:span><text:span text:style-name="T338">,<text:s/></text:span><text:span text:style-name="T339">13</text:span><text:span text:style-name="T340"><text:s/>};</text:span></text:p>
      <text:p text:style-name="P341"/>
      <text:p text:style-name="P342"><text:span text:style-name="T343">#define</text:span><text:span text:style-name="T344"><text:s/></text:span><text:span text:style-name="T345">BtnPin</text:span><text:span text:style-name="T346"><text:s/>A0</text:span></text:p>
      <text:p text:style-name="P347"/>
      <text:p text:style-name="P348"><text:span text:style-name="T349">int</text:span><text:span text:style-name="T350"><text:s/>cnt;</text:span></text:p>
      <text:p text:style-name="P351"><text:span text:style-name="T352">int</text:span><text:span text:style-name="T353"><text:s/>flag;</text:span></text:p>
      <text:p text:style-name="P354"><text:span text:style-name="T355">int</text:span><text:span text:style-name="T356"><text:s/>lastDebounceTime;</text:span><text:span text:style-name="T357"><text:s/> //</text:span><text:span text:style-name="T358">目前去彈跳起始時間</text:span></text:p>
      <text:p text:style-name="P359"><text:span text:style-name="T360">int</text:span><text:span text:style-name="T361"><text:s/>debounceDelay;</text:span><text:span text:style-name="T362"><text:s/>    //</text:span><text:span text:style-name="T363">去彈跳延遲時間</text:span></text:p>
      <text:p text:style-name="P364"><text:span text:style-name="T365">int</text:span><text:span text:style-name="T366"><text:s/>btnState;</text:span><text:span text:style-name="T367"><text:s/>         //</text:span><text:span text:style-name="T368">目前按鍵狀態</text:span></text:p>
      <text:p text:style-name="P369"><text:span text:style-name="T370">int</text:span><text:span text:style-name="T371"><text:s/>lastBtnState = HIGH;</text:span></text:p>
      <text:p text:style-name="P372"/>
      <text:p text:style-name="P373"><text:span text:style-name="T374">void</text:span><text:span text:style-name="T375"><text:s/></text:span><text:span text:style-name="T376">setup</text:span><text:span text:style-name="T377">() {</text:span></text:p>
      <text:p text:style-name="P378"><text:span text:style-name="T379"> <text:s/></text:span><text:span text:style-name="T380">Serial</text:span><text:span text:style-name="T381">.</text:span><text:span text:style-name="T382">begin</text:span><text:span text:style-name="T383">(</text:span><text:span text:style-name="T384">9600</text:span><text:span text:style-name="T385">);</text:span></text:p>
      <text:p text:style-name="P386"><text:span text:style-name="T387">  // put your setup code here, to run once:</text:span></text:p>
      <text:p text:style-name="P388"><text:span text:style-name="T389"> <text:s/></text:span><text:span text:style-name="T390">for</text:span><text:span text:style-name="T391"><text:s/>(</text:span><text:span text:style-name="T392">int</text:span><text:span text:style-name="T393"><text:s/>i =<text:s/></text:span><text:span text:style-name="T394">0</text:span><text:span text:style-name="T395">; i &lt;<text:s/></text:span><text:span text:style-name="T396">8</text:span><text:span text:style-name="T397">; i++) {</text:span></text:p>
      <text:p text:style-name="P398"><text:span text:style-name="T399">   <text:s/></text:span><text:span text:style-name="T400">pinMode</text:span><text:span text:style-name="T401">(seg7_a + i, OUTPUT);</text:span><text:span text:style-name="T402"><text:s/>   //</text:span><text:span text:style-name="T403">設定腳位</text:span><text:span text:style-name="T404">2~9</text:span><text:span text:style-name="T405">對應到七段顯示器之</text:span><text:span text:style-name="T406">a,b,c,d,e,f,g,h</text:span></text:p>
      <text:p text:style-name="P407"><text:span text:style-name="T408">   <text:s/></text:span><text:span text:style-name="T409">digitalWrite</text:span><text:span text:style-name="T410">(seg7_a + i, LOW);</text:span><text:span text:style-name="T411"><text:s/> //</text:span><text:span text:style-name="T412">共陰極滅掉</text:span></text:p>
      <text:p text:style-name="P413">  }</text:p>
      <text:p text:style-name="P414"><text:span text:style-name="T415"> <text:s/></text:span><text:span text:style-name="T416">for</text:span><text:span text:style-name="T417"><text:s/>(</text:span><text:span text:style-name="T418">int</text:span><text:span text:style-name="T419"><text:s/>i =<text:s/></text:span><text:span text:style-name="T420">0</text:span><text:span text:style-name="T421">; i &lt;<text:s/></text:span><text:span text:style-name="T422">4</text:span><text:span text:style-name="T423">; i++) {</text:span></text:p>
      <text:p text:style-name="P424"><text:span text:style-name="T425">   <text:s/></text:span><text:span text:style-name="T426">pinMode</text:span><text:span text:style-name="T427">(</text:span><text:span text:style-name="T428">digits</text:span><text:span text:style-name="T429">[i], OUTPUT);</text:span><text:span text:style-name="T430"><text:s/>    //</text:span><text:span text:style-name="T431">設定七段顯示器位數</text:span><text:span text:style-name="T432">1,2,3,4</text:span><text:span text:style-name="T433">由</text:span><text:span text:style-name="T434">arduino</text:span><text:span text:style-name="T435">腳</text:span><text:span text:style-name="T436">10,11,12,13</text:span><text:span text:style-name="T437">控制</text:span></text:p>
      <text:p text:style-name="P438"><text:span text:style-name="T439">   <text:s/></text:span><text:span text:style-name="T440">digitalWrite</text:span><text:span text:style-name="T441">(</text:span><text:span text:style-name="T442">digits</text:span><text:span text:style-name="T443">[i], HIGH);</text:span><text:span text:style-name="T444"><text:s/> //</text:span><text:span text:style-name="T445">共陰極滅掉</text:span></text:p>
      <text:p text:style-name="P446">  }</text:p>
      <text:p text:style-name="P447"><text:span text:style-name="T448"> <text:s/></text:span><text:span text:style-name="T449">pinMode</text:span><text:span text:style-name="T450">(BtnPin, INPUT_PULLUP);</text:span></text:p>
      <text:p text:style-name="P451"><text:span text:style-name="T452">  cnt =<text:s/></text:span><text:span text:style-name="T453">0</text:span><text:span text:style-name="T454">;</text:span></text:p>
      <text:p text:style-name="P455"><text:span text:style-name="T456">  flag =<text:s/></text:span><text:span text:style-name="T457">0</text:span><text:span text:style-name="T458">;</text:span></text:p>
      <text:p text:style-name="P459"><text:span text:style-name="T460">  lastDebounceTime =<text:s/></text:span><text:span text:style-name="T461">0</text:span><text:span text:style-name="T462">;</text:span></text:p>
      <text:p text:style-name="P463"><text:span text:style-name="T464">  debounceDelay =<text:s/></text:span><text:span text:style-name="T465">50</text:span><text:span text:style-name="T466">;</text:span></text:p>
      <text:p text:style-name="P467">}</text:p>
      <text:p text:style-name="P468"/>
      <text:p text:style-name="P469"><text:span text:style-name="T470">void</text:span><text:span text:style-name="T471"><text:s/></text:span><text:span text:style-name="T472">show</text:span><text:span text:style-name="T473">(</text:span><text:span text:style-name="T474">int</text:span><text:span text:style-name="T475"><text:s/>val) {</text:span></text:p>
      <text:p text:style-name="P476"><text:span text:style-name="T477"> <text:s/></text:span><text:span text:style-name="T478">int</text:span><text:span text:style-name="T479"><text:s/>mask0 = 0x</text:span><text:span text:style-name="T480">80</text:span><text:span text:style-name="T481">;</text:span></text:p>
      <text:p text:style-name="P482"><text:span text:style-name="T483"> <text:s/></text:span><text:span text:style-name="T484">int</text:span><text:span text:style-name="T485"><text:s/>mask;</text:span></text:p>
      <text:p text:style-name="P486"><text:span text:style-name="T487"> <text:s/></text:span><text:span text:style-name="T488">int</text:span><text:span text:style-name="T489"><text:s/>val2 =<text:s/></text:span><text:span text:style-name="T490">seg7_digit</text:span><text:span text:style-name="T491">[val];</text:span></text:p>
      <text:p text:style-name="P492"><text:span text:style-name="T493"> <text:s/></text:span><text:span text:style-name="T494">for</text:span><text:span text:style-name="T495"><text:s/>(</text:span><text:span text:style-name="T496">int</text:span><text:span text:style-name="T497"><text:s/>i =<text:s/></text:span><text:span text:style-name="T498">0</text:span><text:span text:style-name="T499">; i &lt;<text:s/></text:span><text:span text:style-name="T500">8</text:span><text:span text:style-name="T501">; i++) {</text:span></text:p>
      <text:p text:style-name="P502">    mask = mask0 &gt;&gt; i;</text:p>
      <text:p text:style-name="P503"><text:span text:style-name="T504">   <text:s/></text:span><text:span text:style-name="T505">if</text:span><text:span text:style-name="T506"><text:s/>(val &amp; mask)<text:s/></text:span><text:span text:style-name="T507">digitalWrite</text:span><text:span text:style-name="T508">(seg7_a + i, HIGH);</text:span></text:p>
      <text:soft-page-break/>
      <text:p text:style-name="P509"><text:span text:style-name="T510">   <text:s/></text:span><text:span text:style-name="T511">else</text:span><text:span text:style-name="T512"><text:s/></text:span><text:span text:style-name="T513">digitalWrite</text:span><text:span text:style-name="T514">(seg7_a + i, LOW);</text:span></text:p>
      <text:p text:style-name="P515">  }</text:p>
      <text:p text:style-name="P516">}</text:p>
      <text:p text:style-name="P517"><text:span text:style-name="T518">void</text:span><text:span text:style-name="T519"><text:s/></text:span><text:span text:style-name="T520">disp</text:span><text:span text:style-name="T521">(</text:span><text:span text:style-name="T522">int</text:span><text:span text:style-name="T523"><text:s/>val) {</text:span></text:p>
      <text:p text:style-name="P524"><text:span text:style-name="T525"> <text:s/></text:span><text:span text:style-name="T526">long</text:span><text:span text:style-name="T527"><text:s/>t0 =<text:s/></text:span><text:span text:style-name="T528">millis</text:span><text:span text:style-name="T529">();</text:span></text:p>
      <text:p text:style-name="P530"><text:span text:style-name="T531"> <text:s/></text:span><text:span text:style-name="T532">while</text:span><text:span text:style-name="T533"><text:s/>(</text:span><text:span text:style-name="T534">millis</text:span><text:span text:style-name="T535">() - t0 &lt;<text:s/></text:span><text:span text:style-name="T536">100</text:span><text:span text:style-name="T537">) {</text:span></text:p>
      <text:p text:style-name="P538"><text:span text:style-name="T539">   <text:s/></text:span><text:span text:style-name="T540">int</text:span><text:span text:style-name="T541"><text:s/>x = val;</text:span></text:p>
      <text:p text:style-name="P542"><text:span text:style-name="T543">   <text:s/></text:span><text:span text:style-name="T544">int</text:span><text:span text:style-name="T545"><text:s/>d;</text:span></text:p>
      <text:p text:style-name="P546"><text:span text:style-name="T547">    //</text:span><text:span text:style-name="T548">顯示千位數</text:span></text:p>
      <text:p text:style-name="P549"><text:span text:style-name="T550">    d = x /<text:s/></text:span><text:span text:style-name="T551">1000</text:span><text:span text:style-name="T552">;</text:span></text:p>
      <text:p text:style-name="P553"><text:span text:style-name="T554">   <text:s/></text:span><text:span text:style-name="T555">show</text:span><text:span text:style-name="T556">(</text:span><text:span text:style-name="T557">seg7_digit</text:span><text:span text:style-name="T558">[d]);</text:span></text:p>
      <text:p text:style-name="P559"><text:span text:style-name="T560">   <text:s/></text:span><text:span text:style-name="T561">digitalWrite</text:span><text:span text:style-name="T562">(</text:span><text:span text:style-name="T563">digits</text:span><text:span text:style-name="T564">[</text:span><text:span text:style-name="T565">0</text:span><text:span text:style-name="T566">], LOW);</text:span></text:p>
      <text:p text:style-name="P567"><text:span text:style-name="T568">   <text:s/></text:span><text:span text:style-name="T569">delay</text:span><text:span text:style-name="T570">(</text:span><text:span text:style-name="T571">5</text:span><text:span text:style-name="T572">);</text:span></text:p>
      <text:p text:style-name="P573"><text:span text:style-name="T574">   <text:s/></text:span><text:span text:style-name="T575">digitalWrite</text:span><text:span text:style-name="T576">(</text:span><text:span text:style-name="T577">digits</text:span><text:span text:style-name="T578">[</text:span><text:span text:style-name="T579">0</text:span><text:span text:style-name="T580">], HIGH);</text:span></text:p>
      <text:p text:style-name="P581"><text:span text:style-name="T582">    //</text:span><text:span text:style-name="T583">顯示百位數</text:span></text:p>
      <text:p text:style-name="P584"><text:span text:style-name="T585">    x = x %<text:s/></text:span><text:span text:style-name="T586">1000</text:span><text:span text:style-name="T587">;</text:span></text:p>
      <text:p text:style-name="P588"><text:span text:style-name="T589">    d = x /<text:s/></text:span><text:span text:style-name="T590">100</text:span><text:span text:style-name="T591">;</text:span></text:p>
      <text:p text:style-name="P592"><text:span text:style-name="T593">   <text:s/></text:span><text:span text:style-name="T594">show</text:span><text:span text:style-name="T595">(</text:span><text:span text:style-name="T596">seg7_digit</text:span><text:span text:style-name="T597">[d]);</text:span></text:p>
      <text:p text:style-name="P598"><text:span text:style-name="T599">   <text:s/></text:span><text:span text:style-name="T600">digitalWrite</text:span><text:span text:style-name="T601">(</text:span><text:span text:style-name="T602">digits</text:span><text:span text:style-name="T603">[</text:span><text:span text:style-name="T604">1</text:span><text:span text:style-name="T605">], LOW);</text:span></text:p>
      <text:p text:style-name="P606"><text:span text:style-name="T607">   <text:s/></text:span><text:span text:style-name="T608">delay</text:span><text:span text:style-name="T609">(</text:span><text:span text:style-name="T610">5</text:span><text:span text:style-name="T611">);</text:span></text:p>
      <text:p text:style-name="P612"><text:span text:style-name="T613">   <text:s/></text:span><text:span text:style-name="T614">digitalWrite</text:span><text:span text:style-name="T615">(</text:span><text:span text:style-name="T616">digits</text:span><text:span text:style-name="T617">[</text:span><text:span text:style-name="T618">1</text:span><text:span text:style-name="T619">], HIGH);</text:span></text:p>
      <text:p text:style-name="P620"><text:span text:style-name="T621">    //</text:span><text:span text:style-name="T622">十位數</text:span></text:p>
      <text:p text:style-name="P623"><text:span text:style-name="T624">    x = x %<text:s/></text:span><text:span text:style-name="T625">100</text:span><text:span text:style-name="T626">;</text:span></text:p>
      <text:p text:style-name="P627"><text:span text:style-name="T628">    d = x /<text:s/></text:span><text:span text:style-name="T629">10</text:span><text:span text:style-name="T630">;</text:span></text:p>
      <text:p text:style-name="P631"><text:span text:style-name="T632">   <text:s/></text:span><text:span text:style-name="T633">show</text:span><text:span text:style-name="T634">(</text:span><text:span text:style-name="T635">seg7_digit</text:span><text:span text:style-name="T636">[d]);</text:span></text:p>
      <text:p text:style-name="P637"><text:span text:style-name="T638">   <text:s/></text:span><text:span text:style-name="T639">digitalWrite</text:span><text:span text:style-name="T640">(</text:span><text:span text:style-name="T641">digits</text:span><text:span text:style-name="T642">[</text:span><text:span text:style-name="T643">2</text:span><text:span text:style-name="T644">], LOW);</text:span></text:p>
      <text:p text:style-name="P645"><text:span text:style-name="T646">   <text:s/></text:span><text:span text:style-name="T647">delay</text:span><text:span text:style-name="T648">(</text:span><text:span text:style-name="T649">5</text:span><text:span text:style-name="T650">);</text:span></text:p>
      <text:p text:style-name="P651"><text:span text:style-name="T652">   <text:s/></text:span><text:span text:style-name="T653">digitalWrite</text:span><text:span text:style-name="T654">(</text:span><text:span text:style-name="T655">digits</text:span><text:span text:style-name="T656">[</text:span><text:span text:style-name="T657">2</text:span><text:span text:style-name="T658">], HIGH);</text:span></text:p>
      <text:p text:style-name="P659"><text:span text:style-name="T660">    //</text:span><text:span text:style-name="T661">個位數</text:span></text:p>
      <text:p text:style-name="P662"><text:span text:style-name="T663">    x = x %<text:s/></text:span><text:span text:style-name="T664">10</text:span><text:span text:style-name="T665">;</text:span></text:p>
      <text:p text:style-name="P666"><text:span text:style-name="T667">    d = x /<text:s/></text:span><text:span text:style-name="T668">1</text:span><text:span text:style-name="T669">;</text:span></text:p>
      <text:p text:style-name="P670"><text:span text:style-name="T671">   <text:s/></text:span><text:span text:style-name="T672">show</text:span><text:span text:style-name="T673">(</text:span><text:span text:style-name="T674">seg7_digit</text:span><text:span text:style-name="T675">[d]);</text:span></text:p>
      <text:p text:style-name="P676"><text:span text:style-name="T677">   <text:s/></text:span><text:span text:style-name="T678">digitalWrite</text:span><text:span text:style-name="T679">(</text:span><text:span text:style-name="T680">digits</text:span><text:span text:style-name="T681">[</text:span><text:span text:style-name="T682">3</text:span><text:span text:style-name="T683">], LOW);</text:span></text:p>
      <text:p text:style-name="P684"><text:span text:style-name="T685">   <text:s/></text:span><text:span text:style-name="T686">delay</text:span><text:span text:style-name="T687">(</text:span><text:span text:style-name="T688">5</text:span><text:span text:style-name="T689">);</text:span></text:p>
      <text:p text:style-name="P690"><text:span text:style-name="T691">   <text:s/></text:span><text:span text:style-name="T692">digitalWrite</text:span><text:span text:style-name="T693">(</text:span><text:span text:style-name="T694">digits</text:span><text:span text:style-name="T695">[</text:span><text:span text:style-name="T696">3</text:span><text:span text:style-name="T697">], HIGH);</text:span></text:p>
      <text:p text:style-name="P698">  }</text:p>
      <text:p text:style-name="P699">}</text:p>
      <text:p text:style-name="P700"/>
      <text:p text:style-name="P701"><text:span text:style-name="T702">void</text:span><text:span text:style-name="T703"><text:s/></text:span><text:span text:style-name="T704">hide_seg7</text:span><text:span text:style-name="T705">(){</text:span></text:p>
      <text:p text:style-name="P706"><text:span text:style-name="T707"> <text:s/></text:span><text:span text:style-name="T708">for</text:span><text:span text:style-name="T709">(</text:span><text:span text:style-name="T710">int</text:span><text:span text:style-name="T711"><text:s/>i=</text:span><text:span text:style-name="T712">0</text:span><text:span text:style-name="T713">; i&lt;</text:span><text:span text:style-name="T714">4</text:span><text:span text:style-name="T715">; i++){</text:span></text:p>
      <text:p text:style-name="P716"><text:span text:style-name="T717">   <text:s/></text:span><text:span text:style-name="T718">pinMode</text:span><text:span text:style-name="T719">(</text:span><text:span text:style-name="T720">digits</text:span><text:span text:style-name="T721">[i], OUTPUT);</text:span></text:p>
      <text:p text:style-name="P722"><text:span text:style-name="T723">   <text:s/></text:span><text:span text:style-name="T724">digitalWrite</text:span><text:span text:style-name="T725">(</text:span><text:span text:style-name="T726">digits</text:span><text:span text:style-name="T727">[i], HIGH);</text:span></text:p>
      <text:p text:style-name="P728">  }</text:p>
      <text:p text:style-name="P729">}</text:p>
      <text:p text:style-name="P730"/>
      <text:p text:style-name="P731"><text:span text:style-name="T732">void</text:span><text:span text:style-name="T733"><text:s/></text:span><text:span text:style-name="T734">loop</text:span><text:span text:style-name="T735">() {</text:span></text:p>
      <text:p text:style-name="P736"><text:span text:style-name="T737">  // put your main code here, to run repeatedly:</text:span></text:p>
      <text:p text:style-name="P738"><text:span text:style-name="T739">  //</text:span><text:span text:style-name="T740">去彈跳開始</text:span></text:p>
      <text:p text:style-name="P741"><text:span text:style-name="T742"> <text:s/></text:span><text:span text:style-name="T743">int</text:span><text:span text:style-name="T744"><text:s/>reading =<text:s/></text:span><text:span text:style-name="T745">digitalRead</text:span><text:span text:style-name="T746">(BtnPin);</text:span></text:p>
      <text:p text:style-name="P747"><text:span text:style-name="T748"> <text:s/></text:span><text:span text:style-name="T749">if</text:span><text:span text:style-name="T750"><text:s/>(reading != lastBtnState) {</text:span></text:p>
      <text:p text:style-name="P751"><text:span text:style-name="T752">    lastDebounceTime =<text:s/></text:span><text:span text:style-name="T753">millis</text:span><text:span text:style-name="T754">();</text:span></text:p>
      <text:soft-page-break/>
      <text:p text:style-name="P755">  }</text:p>
      <text:p text:style-name="P756"><text:span text:style-name="T757"> <text:s/></text:span><text:span text:style-name="T758">if</text:span><text:span text:style-name="T759"><text:s/>((</text:span><text:span text:style-name="T760">millis</text:span><text:span text:style-name="T761">() - lastDebounceTime) &gt; debounceDelay) {</text:span></text:p>
      <text:p text:style-name="P762"><text:span text:style-name="T763">   <text:s/></text:span><text:span text:style-name="T764">if</text:span><text:span text:style-name="T765"><text:s/>(reading != btnState)</text:span></text:p>
      <text:p text:style-name="P766">      btnState = reading;</text:p>
      <text:p text:style-name="P767">  }</text:p>
      <text:p text:style-name="P768">  lastBtnState = reading;</text:p>
      <text:p text:style-name="P769"><text:span text:style-name="T770">  //</text:span><text:span text:style-name="T771">去彈跳結束</text:span></text:p>
      <text:p text:style-name="P772"><text:span text:style-name="T773"> <text:s/></text:span><text:span text:style-name="T774">if</text:span><text:span text:style-name="T775"><text:s/>(btnState == LOW &amp;&amp; flag ==<text:s/></text:span><text:span text:style-name="T776">0</text:span><text:span text:style-name="T777">) {</text:span></text:p>
      <text:p text:style-name="P778">    cnt++;</text:p>
      <text:p text:style-name="P779"><text:span text:style-name="T780">   <text:s/></text:span><text:span text:style-name="T781">Serial</text:span><text:span text:style-name="T782">.</text:span><text:span text:style-name="T783">println</text:span><text:span text:style-name="T784">(cnt);</text:span></text:p>
      <text:p text:style-name="P785"><text:span text:style-name="T786">   <text:s/></text:span><text:span text:style-name="T787">if</text:span><text:span text:style-name="T788"><text:s/>(cnt ==<text:s/></text:span><text:span text:style-name="T789">21</text:span><text:span text:style-name="T790">) cnt =<text:s/></text:span><text:span text:style-name="T791">0</text:span><text:span text:style-name="T792">;</text:span></text:p>
      <text:p text:style-name="P793"><text:span text:style-name="T794">   <text:s/></text:span><text:span text:style-name="T795">show</text:span><text:span text:style-name="T796">(cnt);</text:span></text:p>
      <text:p text:style-name="P797"><text:span text:style-name="T798">    flag =<text:s/></text:span><text:span text:style-name="T799">1</text:span><text:span text:style-name="T800">;</text:span></text:p>
      <text:p text:style-name="P801">  }</text:p>
      <text:p text:style-name="P802"><text:span text:style-name="T803"> <text:s/></text:span><text:span text:style-name="T804">if</text:span><text:span text:style-name="T805"><text:s/>(btnState == HIGH) {</text:span></text:p>
      <text:p text:style-name="P806"><text:span text:style-name="T807">    flag =<text:s/></text:span><text:span text:style-name="T808">0</text:span><text:span text:style-name="T809">;</text:span></text:p>
      <text:p text:style-name="P810">  }</text:p>
      <text:p text:style-name="P811"><text:span text:style-name="T812"> <text:s/></text:span><text:span text:style-name="T813">disp</text:span><text:span text:style-name="T814">(cnt);</text:span></text:p>
      <text:p text:style-name="P815">}</text:p>
      <text:p text:style-name="P816"/>
      <text:p text:style-name="P817"/>
      <text:p text:style-name="P818">3.<text:s/>使用一顆按鈕與4位數7段顯示器製作計時器，一開始時4位數7段顯示器顯示000.0。按第一次按鈕開始計時，7段顯示器每0.1秒更新顯示計時數值；按第二次按鈕或計時值達到010.0，停止計時；按第三次按鈕，顯示復歸為000.0；接下來按鈕會回到上述運作方式。(按鈕接腳A0，4位數7段顯示器a,b,c,d,e,f,g,h,1,2,3,4分別接腳位2,3,4,5,6,7,8,9,10,11,12,13)</text:p>
      <text:p text:style-name="P819"><text:span text:style-name="T820">#define</text:span><text:span text:style-name="T821"><text:s/></text:span><text:span text:style-name="T822">seg7_a</text:span><text:span text:style-name="T823"><text:s/></text:span><text:span text:style-name="T824">2</text:span></text:p>
      <text:p text:style-name="P825"><text:span text:style-name="T826">//</text:span><text:span text:style-name="T827">共陰極七段顯示器顯示值與</text:span><text:span text:style-name="T828">a,b,c,d,e,f,g,h<text:s/></text:span><text:span text:style-name="T829">等</text:span><text:span text:style-name="T830">8</text:span><text:span text:style-name="T831">顆</text:span><text:span text:style-name="T832">LED HI/LO</text:span><text:span text:style-name="T833">設定關係</text:span></text:p>
      <text:p text:style-name="P834"><text:span text:style-name="T835">int</text:span><text:span text:style-name="T836"><text:s/></text:span><text:span text:style-name="T837">seg7_digit</text:span><text:span text:style-name="T838">[</text:span><text:span text:style-name="T839">10</text:span><text:span text:style-name="T840">]={0x</text:span><text:span text:style-name="T841">fc</text:span><text:span text:style-name="T842">, 0x</text:span><text:span text:style-name="T843">60</text:span><text:span text:style-name="T844">, 0x</text:span><text:span text:style-name="T845">da</text:span><text:span text:style-name="T846">, 0x</text:span><text:span text:style-name="T847">f2</text:span><text:span text:style-name="T848">, 0x</text:span><text:span text:style-name="T849">66</text:span><text:span text:style-name="T850">, 0x</text:span><text:span text:style-name="T851">b6</text:span><text:span text:style-name="T852">, 0x</text:span><text:span text:style-name="T853">be</text:span><text:span text:style-name="T854">, 0x</text:span><text:span text:style-name="T855">e4</text:span><text:span text:style-name="T856">, 0x</text:span><text:span text:style-name="T857">fe</text:span><text:span text:style-name="T858">, 0x</text:span><text:span text:style-name="T859">f6</text:span><text:span text:style-name="T860">};</text:span></text:p>
      <text:p text:style-name="P861"><text:span text:style-name="T862">//4</text:span><text:span text:style-name="T863">位數</text:span><text:span text:style-name="T864">7</text:span><text:span text:style-name="T865">段顯示器最左邊到最右邊之位數</text:span><text:span text:style-name="T866">(</text:span><text:span text:style-name="T867">即位數</text:span><text:span text:style-name="T868">1~4)</text:span><text:span text:style-name="T869">之</text:span><text:span text:style-name="T870">Arduino</text:span><text:span text:style-name="T871">控制腳位</text:span><text:span text:style-name="T872">(10~13)</text:span></text:p>
      <text:p text:style-name="P873"><text:span text:style-name="T874">int</text:span><text:span text:style-name="T875"><text:s/></text:span><text:span text:style-name="T876">digits</text:span><text:span text:style-name="T877">[</text:span><text:span text:style-name="T878">4</text:span><text:span text:style-name="T879">]={</text:span><text:span text:style-name="T880">10</text:span><text:span text:style-name="T881">,</text:span><text:span text:style-name="T882">11</text:span><text:span text:style-name="T883">,</text:span><text:span text:style-name="T884">12</text:span><text:span text:style-name="T885">,</text:span><text:span text:style-name="T886">13</text:span><text:span text:style-name="T887">};</text:span></text:p>
      <text:p text:style-name="P888"><text:span text:style-name="T889">#define</text:span><text:span text:style-name="T890"><text:s/></text:span><text:span text:style-name="T891">BtnPin</text:span><text:span text:style-name="T892"><text:s/>A0</text:span></text:p>
      <text:p text:style-name="P893"><text:span text:style-name="T894">int</text:span><text:span text:style-name="T895"><text:s/>cnt;</text:span></text:p>
      <text:p text:style-name="P896"><text:span text:style-name="T897">int</text:span><text:span text:style-name="T898"><text:s/>flag;</text:span></text:p>
      <text:p text:style-name="P899"><text:span text:style-name="T900">int</text:span><text:span text:style-name="T901"><text:s/>lastDebounceTime;</text:span><text:span text:style-name="T902"><text:s/>//</text:span><text:span text:style-name="T903">目前去彈跳起始時間</text:span></text:p>
      <text:p text:style-name="P904"><text:span text:style-name="T905">int</text:span><text:span text:style-name="T906"><text:s/>debounceDelay;</text:span><text:span text:style-name="T907"><text:s/>//</text:span><text:span text:style-name="T908">去彈跳延遲時間</text:span></text:p>
      <text:p text:style-name="P909"><text:span text:style-name="T910">int</text:span><text:span text:style-name="T911"><text:s/>btnState;</text:span><text:span text:style-name="T912"><text:s/>//</text:span><text:span text:style-name="T913">目前按鍵狀態</text:span></text:p>
      <text:p text:style-name="P914"><text:span text:style-name="T915">int</text:span><text:span text:style-name="T916"><text:s/>lastBtnState = HIGH;</text:span><text:span text:style-name="T917"><text:s/>//</text:span><text:span text:style-name="T918">之前按鍵狀態</text:span></text:p>
      <text:p text:style-name="P919"><text:span text:style-name="T920">int</text:span><text:span text:style-name="T921"><text:s/>reading;</text:span></text:p>
      <text:p text:style-name="P922"/>
      <text:p text:style-name="P923"><text:span text:style-name="T924">int</text:span><text:span text:style-name="T925"><text:s/>TimeCnt;</text:span></text:p>
      <text:p text:style-name="P926"/>
      <text:p text:style-name="P927"><text:span text:style-name="T928">void</text:span><text:span text:style-name="T929"><text:s/></text:span><text:span text:style-name="T930">setup</text:span><text:span text:style-name="T931">() {</text:span></text:p>
      <text:p text:style-name="P932"><text:span text:style-name="T933">  // put your setup code here, to run once:</text:span></text:p>
      <text:p text:style-name="P934"><text:span text:style-name="T935"> <text:s/></text:span><text:span text:style-name="T936">for</text:span><text:span text:style-name="T937">(</text:span><text:span text:style-name="T938">int</text:span><text:span text:style-name="T939"><text:s/>i=</text:span><text:span text:style-name="T940">0</text:span><text:span text:style-name="T941">; i&lt;</text:span><text:span text:style-name="T942">8</text:span><text:span text:style-name="T943">; i++) {</text:span></text:p>
      <text:p text:style-name="P944"><text:span text:style-name="T945">   <text:s/></text:span><text:span text:style-name="T946">pinMode</text:span><text:span text:style-name="T947">(seg7_a+i, OUTPUT);</text:span><text:span text:style-name="T948">//</text:span><text:span text:style-name="T949">設定腳位</text:span><text:span text:style-name="T950">2~9</text:span><text:span text:style-name="T951">對應到七段顯示器之</text:span><text:span text:style-name="T952">a,b,c,d,e,f,g,h</text:span></text:p>
      <text:p text:style-name="P953"><text:span text:style-name="T954">   <text:s/></text:span><text:span text:style-name="T955">digitalWrite</text:span><text:span text:style-name="T956">(seg7_a+i, LOW);</text:span><text:span text:style-name="T957">//</text:span><text:span text:style-name="T958">共陰極滅掉</text:span></text:p>
      <text:p text:style-name="P959">  }</text:p>
      <text:p text:style-name="P960"><text:span text:style-name="T961"> <text:s/></text:span><text:span text:style-name="T962">for</text:span><text:span text:style-name="T963">(</text:span><text:span text:style-name="T964">int</text:span><text:span text:style-name="T965"><text:s/>i=</text:span><text:span text:style-name="T966">0</text:span><text:span text:style-name="T967">; i&lt;</text:span><text:span text:style-name="T968">4</text:span><text:span text:style-name="T969">; i++) {</text:span></text:p>
      <text:p text:style-name="P970"><text:span text:style-name="T971">   <text:s/></text:span><text:span text:style-name="T972">pinMode</text:span><text:span text:style-name="T973">(</text:span><text:span text:style-name="T974">digits</text:span><text:span text:style-name="T975">[i], OUTPUT);</text:span><text:span text:style-name="T976">//</text:span><text:span text:style-name="T977">設定七段顯示器位數</text:span><text:span text:style-name="T978">1,2,3,4</text:span><text:span text:style-name="T979">由</text:span><text:span text:style-name="T980">arduino</text:span><text:span text:style-name="T981">腳</text:span><text:span text:style-name="T982">10,11,12,13</text:span><text:span text:style-name="T983">控制</text:span></text:p>
      <text:p text:style-name="P984"><text:span text:style-name="T985">   <text:s/></text:span><text:span text:style-name="T986">digitalWrite</text:span><text:span text:style-name="T987">(</text:span><text:span text:style-name="T988">digits</text:span><text:span text:style-name="T989">[i], HIGH);</text:span><text:span text:style-name="T990">//</text:span><text:span text:style-name="T991">共陰極滅掉</text:span></text:p>
      <text:p text:style-name="P992">  }</text:p>
      <text:p text:style-name="P993"><text:span text:style-name="T994"> <text:s/></text:span><text:span text:style-name="T995">pinMode</text:span><text:span text:style-name="T996">(BtnPin, INPUT_PULLUP);</text:span><text:span text:style-name="T997"><text:s/>//</text:span><text:span text:style-name="T998">腳</text:span><text:span text:style-name="T999">2</text:span><text:span text:style-name="T1000">為輸入，有內建提升電阻</text:span></text:p>
      <text:p text:style-name="P1001"><text:span text:style-name="T1002">  reading =<text:s/></text:span><text:span text:style-name="T1003">digitalRead</text:span><text:span text:style-name="T1004">(BtnPin);</text:span></text:p>
      <text:p text:style-name="P1005">  lastDebounceTime = reading;</text:p>
      <text:p text:style-name="P1006">  btnState = reading;</text:p>
      <text:p text:style-name="P1007"><text:span text:style-name="T1008">  cnt =<text:s/></text:span><text:span text:style-name="T1009">0</text:span><text:span text:style-name="T1010">;</text:span></text:p>
      <text:p text:style-name="P1011"><text:span text:style-name="T1012">  flag =<text:s/></text:span><text:span text:style-name="T1013">0</text:span><text:span text:style-name="T1014">;</text:span></text:p>
      <text:p text:style-name="P1015"><text:span text:style-name="T1016">  lastDebounceTime =<text:s/></text:span><text:span text:style-name="T1017">0</text:span><text:span text:style-name="T1018">;</text:span></text:p>
      <text:p text:style-name="P1019"><text:span text:style-name="T1020">  debounceDelay =<text:s/></text:span><text:span text:style-name="T1021">50</text:span><text:span text:style-name="T1022">;</text:span></text:p>
      <text:p text:style-name="P1023"><text:span text:style-name="T1024">  TimeCnt =<text:s/></text:span><text:span text:style-name="T1025">0</text:span><text:span text:style-name="T1026">;</text:span></text:p>
      <text:p text:style-name="P1027"><text:span text:style-name="T1028"> <text:s/></text:span><text:span text:style-name="T1029">Serial</text:span><text:span text:style-name="T1030">.</text:span><text:span text:style-name="T1031">begin</text:span><text:span text:style-name="T1032">(</text:span><text:span text:style-name="T1033">9600</text:span><text:span text:style-name="T1034">);</text:span></text:p>
      <text:p text:style-name="P1035">}</text:p>
      <text:p text:style-name="P1036"/>
      <text:p text:style-name="P1037"><text:span text:style-name="T1038">void</text:span><text:span text:style-name="T1039"><text:s/></text:span><text:span text:style-name="T1040">show</text:span><text:span text:style-name="T1041">(</text:span><text:span text:style-name="T1042">int</text:span><text:span text:style-name="T1043"><text:s/>val) {</text:span></text:p>
      <text:p text:style-name="P1044"><text:span text:style-name="T1045"> <text:s/></text:span><text:span text:style-name="T1046">int</text:span><text:span text:style-name="T1047"><text:s/>mask0 = 0x</text:span><text:span text:style-name="T1048">80</text:span><text:span text:style-name="T1049">;</text:span></text:p>
      <text:p text:style-name="P1050"><text:span text:style-name="T1051"> <text:s/></text:span><text:span text:style-name="T1052">int</text:span><text:span text:style-name="T1053"><text:s/>mask;</text:span></text:p>
      <text:p text:style-name="P1054"><text:span text:style-name="T1055"> <text:s/></text:span><text:span text:style-name="T1056">int</text:span><text:span text:style-name="T1057"><text:s/>val2 =<text:s/></text:span><text:span text:style-name="T1058">seg7_digit</text:span><text:span text:style-name="T1059">[val];</text:span></text:p>
      <text:p text:style-name="P1060"><text:span text:style-name="T1061"> <text:s/></text:span><text:span text:style-name="T1062">for</text:span><text:span text:style-name="T1063">(</text:span><text:span text:style-name="T1064">int</text:span><text:span text:style-name="T1065"><text:s/>i=</text:span><text:span text:style-name="T1066">0</text:span><text:span text:style-name="T1067">; i&lt;</text:span><text:span text:style-name="T1068">8</text:span><text:span text:style-name="T1069">; i++) {</text:span></text:p>
      <text:p text:style-name="P1070">    mask = mask0 &gt;&gt; i;</text:p>
      <text:soft-page-break/>
      <text:p text:style-name="P1071"><text:span text:style-name="T1072">   <text:s/></text:span><text:span text:style-name="T1073">if</text:span><text:span text:style-name="T1074">(val2&amp;mask)<text:s/></text:span><text:span text:style-name="T1075">digitalWrite</text:span><text:span text:style-name="T1076">(seg7_a+i, HIGH);</text:span></text:p>
      <text:p text:style-name="P1077"><text:span text:style-name="T1078">   <text:s/></text:span><text:span text:style-name="T1079">else</text:span><text:span text:style-name="T1080"><text:s/></text:span><text:span text:style-name="T1081">digitalWrite</text:span><text:span text:style-name="T1082">(seg7_a+i, LOW);</text:span></text:p>
      <text:p text:style-name="P1083">  }</text:p>
      <text:p text:style-name="P1084">}</text:p>
      <text:p text:style-name="P1085"/>
      <text:p text:style-name="P1086"><text:span text:style-name="T1087">void</text:span><text:span text:style-name="T1088"><text:s/></text:span><text:span text:style-name="T1089">disp</text:span><text:span text:style-name="T1090"><text:s/>(</text:span><text:span text:style-name="T1091">int</text:span><text:span text:style-name="T1092"><text:s/>val){</text:span></text:p>
      <text:p text:style-name="P1093"><text:span text:style-name="T1094"> <text:s/></text:span><text:span text:style-name="T1095">long</text:span><text:span text:style-name="T1096"><text:s/>t0 =<text:s/></text:span><text:span text:style-name="T1097">millis</text:span><text:span text:style-name="T1098">();</text:span></text:p>
      <text:p text:style-name="P1099"><text:span text:style-name="T1100"> <text:s/></text:span><text:span text:style-name="T1101">while</text:span><text:span text:style-name="T1102">(</text:span><text:span text:style-name="T1103">millis</text:span><text:span text:style-name="T1104">()-t0&lt;</text:span><text:span text:style-name="T1105">100</text:span><text:span text:style-name="T1106">){</text:span></text:p>
      <text:p text:style-name="P1107"><text:span text:style-name="T1108">   <text:s/></text:span><text:span text:style-name="T1109">int</text:span><text:span text:style-name="T1110"><text:s/>x = val;</text:span></text:p>
      <text:p text:style-name="P1111"><text:span text:style-name="T1112">   <text:s/></text:span><text:span text:style-name="T1113">int</text:span><text:span text:style-name="T1114"><text:s/>d;</text:span></text:p>
      <text:p text:style-name="P1115"><text:span text:style-name="T1116">    //</text:span><text:span text:style-name="T1117">顯示千位數</text:span></text:p>
      <text:p text:style-name="P1118"><text:span text:style-name="T1119">    d = x/</text:span><text:span text:style-name="T1120">1000</text:span><text:span text:style-name="T1121">;</text:span></text:p>
      <text:p text:style-name="P1122"><text:span text:style-name="T1123">    //hide_seg7();</text:span></text:p>
      <text:p text:style-name="P1124"><text:span text:style-name="T1125">   <text:s/></text:span><text:span text:style-name="T1126">show</text:span><text:span text:style-name="T1127">(d);</text:span></text:p>
      <text:p text:style-name="P1128"><text:span text:style-name="T1129">   <text:s/></text:span><text:span text:style-name="T1130">digitalWrite</text:span><text:span text:style-name="T1131">(</text:span><text:span text:style-name="T1132">digits</text:span><text:span text:style-name="T1133">[</text:span><text:span text:style-name="T1134">0</text:span><text:span text:style-name="T1135">], LOW);</text:span></text:p>
      <text:p text:style-name="P1136"><text:span text:style-name="T1137">   <text:s/></text:span><text:span text:style-name="T1138">delay</text:span><text:span text:style-name="T1139">(</text:span><text:span text:style-name="T1140">5</text:span><text:span text:style-name="T1141">);</text:span></text:p>
      <text:p text:style-name="P1142"><text:span text:style-name="T1143">   <text:s/></text:span><text:span text:style-name="T1144">digitalWrite</text:span><text:span text:style-name="T1145">(</text:span><text:span text:style-name="T1146">digits</text:span><text:span text:style-name="T1147">[</text:span><text:span text:style-name="T1148">0</text:span><text:span text:style-name="T1149">], HIGH);</text:span></text:p>
      <text:p text:style-name="P1150"><text:span text:style-name="T1151">    //</text:span><text:span text:style-name="T1152">顯示百位數</text:span></text:p>
      <text:p text:style-name="P1153"><text:span text:style-name="T1154">    x = x%</text:span><text:span text:style-name="T1155">1000</text:span><text:span text:style-name="T1156">;</text:span></text:p>
      <text:p text:style-name="P1157"><text:span text:style-name="T1158">    d = x/</text:span><text:span text:style-name="T1159">100</text:span><text:span text:style-name="T1160">;</text:span></text:p>
      <text:p text:style-name="P1161"><text:span text:style-name="T1162">   <text:s/></text:span><text:span text:style-name="T1163">show</text:span><text:span text:style-name="T1164">(d);</text:span></text:p>
      <text:p text:style-name="P1165"><text:span text:style-name="T1166">   <text:s/></text:span><text:span text:style-name="T1167">digitalWrite</text:span><text:span text:style-name="T1168">(</text:span><text:span text:style-name="T1169">digits</text:span><text:span text:style-name="T1170">[</text:span><text:span text:style-name="T1171">1</text:span><text:span text:style-name="T1172">], LOW);</text:span></text:p>
      <text:p text:style-name="P1173"><text:span text:style-name="T1174">   <text:s/></text:span><text:span text:style-name="T1175">delay</text:span><text:span text:style-name="T1176">(</text:span><text:span text:style-name="T1177">5</text:span><text:span text:style-name="T1178">);</text:span></text:p>
      <text:p text:style-name="P1179"><text:span text:style-name="T1180">   <text:s/></text:span><text:span text:style-name="T1181">digitalWrite</text:span><text:span text:style-name="T1182">(</text:span><text:span text:style-name="T1183">digits</text:span><text:span text:style-name="T1184">[</text:span><text:span text:style-name="T1185">1</text:span><text:span text:style-name="T1186">], HIGH);</text:span></text:p>
      <text:p text:style-name="P1187"><text:span text:style-name="T1188">    //</text:span><text:span text:style-name="T1189">顯示十位數</text:span></text:p>
      <text:p text:style-name="P1190"><text:span text:style-name="T1191">    x = x%</text:span><text:span text:style-name="T1192">100</text:span><text:span text:style-name="T1193">;</text:span></text:p>
      <text:p text:style-name="P1194"><text:span text:style-name="T1195">    d = x/</text:span><text:span text:style-name="T1196">10</text:span><text:span text:style-name="T1197">;</text:span></text:p>
      <text:p text:style-name="P1198"><text:span text:style-name="T1199">   <text:s/></text:span><text:span text:style-name="T1200">show</text:span><text:span text:style-name="T1201">(d);</text:span></text:p>
      <text:p text:style-name="P1202"><text:span text:style-name="T1203">   <text:s/></text:span><text:span text:style-name="T1204">digitalWrite</text:span><text:span text:style-name="T1205">(seg7_a+</text:span><text:span text:style-name="T1206">7</text:span><text:span text:style-name="T1207">, HIGH);</text:span><text:span text:style-name="T1208">//</text:span><text:span text:style-name="T1209">點亮</text:span><text:span text:style-name="T1210">h(</text:span><text:span text:style-name="T1211">七段顯示器十位數上的小數點</text:span><text:span text:style-name="T1212">)</text:span></text:p>
      <text:p text:style-name="P1213"><text:span text:style-name="T1214">   <text:s/></text:span><text:span text:style-name="T1215">digitalWrite</text:span><text:span text:style-name="T1216">(</text:span><text:span text:style-name="T1217">digits</text:span><text:span text:style-name="T1218">[</text:span><text:span text:style-name="T1219">2</text:span><text:span text:style-name="T1220">], LOW);</text:span></text:p>
      <text:p text:style-name="P1221"><text:span text:style-name="T1222">   <text:s/></text:span><text:span text:style-name="T1223">delay</text:span><text:span text:style-name="T1224">(</text:span><text:span text:style-name="T1225">5</text:span><text:span text:style-name="T1226">);</text:span></text:p>
      <text:p text:style-name="P1227"><text:span text:style-name="T1228">   <text:s/></text:span><text:span text:style-name="T1229">digitalWrite</text:span><text:span text:style-name="T1230">(</text:span><text:span text:style-name="T1231">digits</text:span><text:span text:style-name="T1232">[</text:span><text:span text:style-name="T1233">2</text:span><text:span text:style-name="T1234">], HIGH);</text:span></text:p>
      <text:p text:style-name="P1235"><text:span text:style-name="T1236">    //</text:span><text:span text:style-name="T1237">顯示個位數</text:span></text:p>
      <text:p text:style-name="P1238"><text:span text:style-name="T1239">     x = x%</text:span><text:span text:style-name="T1240">10</text:span><text:span text:style-name="T1241">;</text:span></text:p>
      <text:p text:style-name="P1242"><text:span text:style-name="T1243">    d = x/</text:span><text:span text:style-name="T1244">1</text:span><text:span text:style-name="T1245">;</text:span></text:p>
      <text:p text:style-name="P1246"><text:span text:style-name="T1247">   <text:s/></text:span><text:span text:style-name="T1248">show</text:span><text:span text:style-name="T1249">(d);</text:span></text:p>
      <text:p text:style-name="P1250"><text:span text:style-name="T1251">   <text:s/></text:span><text:span text:style-name="T1252">digitalWrite</text:span><text:span text:style-name="T1253">(</text:span><text:span text:style-name="T1254">digits</text:span><text:span text:style-name="T1255">[</text:span><text:span text:style-name="T1256">3</text:span><text:span text:style-name="T1257">], LOW);</text:span></text:p>
      <text:p text:style-name="P1258"><text:span text:style-name="T1259">   <text:s/></text:span><text:span text:style-name="T1260">delay</text:span><text:span text:style-name="T1261">(</text:span><text:span text:style-name="T1262">5</text:span><text:span text:style-name="T1263">);</text:span></text:p>
      <text:p text:style-name="P1264"><text:span text:style-name="T1265">   <text:s/></text:span><text:span text:style-name="T1266">digitalWrite</text:span><text:span text:style-name="T1267">(</text:span><text:span text:style-name="T1268">digits</text:span><text:span text:style-name="T1269">[</text:span><text:span text:style-name="T1270">3</text:span><text:span text:style-name="T1271">], HIGH);</text:span></text:p>
      <text:p text:style-name="P1272">  }</text:p>
      <text:p text:style-name="P1273">}</text:p>
      <text:p text:style-name="P1274"><text:span text:style-name="T1275">void</text:span><text:span text:style-name="T1276"><text:s/></text:span><text:span text:style-name="T1277">loop</text:span><text:span text:style-name="T1278">() {</text:span></text:p>
      <text:p text:style-name="P1279"><text:span text:style-name="T1280">  // put your main code here, to run repeatedly:</text:span></text:p>
      <text:p text:style-name="P1281"><text:span text:style-name="T1282">  //</text:span><text:span text:style-name="T1283">每一秒共陰極七段顯示器顯示一</text:span><text:span text:style-name="T1284">0~9</text:span><text:span text:style-name="T1285">之數值</text:span></text:p>
      <text:p text:style-name="P1286"><text:span text:style-name="T1287">   <text:s/></text:span><text:span text:style-name="T1288">int</text:span><text:span text:style-name="T1289"><text:s/>reading =<text:s/></text:span><text:span text:style-name="T1290">digitalRead</text:span><text:span text:style-name="T1291">(BtnPin);</text:span></text:p>
      <text:p text:style-name="P1292"><text:span text:style-name="T1293"> <text:s/></text:span><text:span text:style-name="T1294">if</text:span><text:span text:style-name="T1295">(reading!=lastBtnState) {</text:span></text:p>
      <text:p text:style-name="P1296"><text:span text:style-name="T1297">    lastDebounceTime =<text:s/></text:span><text:span text:style-name="T1298">millis</text:span><text:span text:style-name="T1299">();</text:span></text:p>
      <text:p text:style-name="P1300">  }</text:p>
      <text:p text:style-name="P1301"><text:span text:style-name="T1302"> <text:s/></text:span><text:span text:style-name="T1303">if</text:span><text:span text:style-name="T1304">((</text:span><text:span text:style-name="T1305">millis</text:span><text:span text:style-name="T1306">()-lastDebounceTime)&gt;debounceDelay) {</text:span></text:p>
      <text:p text:style-name="P1307"><text:span text:style-name="T1308">   <text:s/></text:span><text:span text:style-name="T1309">if</text:span><text:span text:style-name="T1310">(reading != btnState)</text:span></text:p>
      <text:p text:style-name="P1311">      btnState = reading;</text:p>
      <text:soft-page-break/>
      <text:p text:style-name="P1312">  }</text:p>
      <text:p text:style-name="P1313">  lastBtnState = reading;</text:p>
      <text:p text:style-name="P1314"><text:span text:style-name="T1315">  //</text:span><text:span text:style-name="T1316">去彈跳結束</text:span></text:p>
      <text:p text:style-name="P1317"><text:span text:style-name="T1318"> <text:s/></text:span><text:span text:style-name="T1319">if</text:span><text:span text:style-name="T1320">(btnState==LOW &amp;&amp; flag==</text:span><text:span text:style-name="T1321">0</text:span><text:span text:style-name="T1322">) {</text:span></text:p>
      <text:p text:style-name="P1323">    cnt++;</text:p>
      <text:p text:style-name="P1324"><text:span text:style-name="T1325">   <text:s/></text:span><text:span text:style-name="T1326">if</text:span><text:span text:style-name="T1327">(cnt==</text:span><text:span text:style-name="T1328">3</text:span><text:span text:style-name="T1329">) cnt =<text:s/></text:span><text:span text:style-name="T1330">0</text:span><text:span text:style-name="T1331">;</text:span></text:p>
      <text:p text:style-name="P1332"><text:span text:style-name="T1333">    flag =<text:s/></text:span><text:span text:style-name="T1334">1</text:span><text:span text:style-name="T1335">;</text:span></text:p>
      <text:p text:style-name="P1336">  }</text:p>
      <text:p text:style-name="P1337"><text:span text:style-name="T1338"> </text:span><text:span text:style-name="T1339">if</text:span><text:span text:style-name="T1340">(btnState==HIGH)  {</text:span></text:p>
      <text:p text:style-name="P1341"><text:span text:style-name="T1342">    flag =<text:s/></text:span><text:span text:style-name="T1343">0</text:span><text:span text:style-name="T1344">;</text:span></text:p>
      <text:p text:style-name="P1345"> }</text:p>
      <text:p text:style-name="P1346"><text:span text:style-name="T1347"> <text:s/></text:span><text:span text:style-name="T1348">if</text:span><text:span text:style-name="T1349">(cnt ==<text:s/></text:span><text:span text:style-name="T1350">0</text:span><text:span text:style-name="T1351">){</text:span></text:p>
      <text:p text:style-name="P1352"><text:span text:style-name="T1353">    TimeCnt =<text:s/></text:span><text:span text:style-name="T1354">0</text:span><text:span text:style-name="T1355">;</text:span></text:p>
      <text:p text:style-name="P1356">  }</text:p>
      <text:p text:style-name="P1357"><text:span text:style-name="T1358"> <text:s/></text:span><text:span text:style-name="T1359">else</text:span><text:span text:style-name="T1360"><text:s/></text:span><text:span text:style-name="T1361">if</text:span><text:span text:style-name="T1362">(cnt ==<text:s/></text:span><text:span text:style-name="T1363">1</text:span><text:span text:style-name="T1364">){</text:span></text:p>
      <text:p text:style-name="P1365">    TimeCnt++;</text:p>
      <text:p text:style-name="P1366"><text:span text:style-name="T1367">   <text:s/></text:span><text:span text:style-name="T1368">if</text:span><text:span text:style-name="T1369">(TimeCnt ==<text:s/></text:span><text:span text:style-name="T1370">9999</text:span><text:span text:style-name="T1371">) cnt =<text:s/></text:span><text:span text:style-name="T1372">2</text:span><text:span text:style-name="T1373">;</text:span></text:p>
      <text:p text:style-name="P1374">  }</text:p>
      <text:p text:style-name="P1375"><text:span text:style-name="T1376"> <text:s/></text:span><text:span text:style-name="T1377">disp</text:span><text:span text:style-name="T1378">(TimeCnt);</text:span></text:p>
      <text:p text:style-name="P1379"><text:span text:style-name="T1380"> <text:s/></text:span><text:span text:style-name="T1381">Serial</text:span><text:span text:style-name="T1382">.</text:span><text:span text:style-name="T1383">println</text:span><text:span text:style-name="T1384">(</text:span><text:span text:style-name="T1385">String</text:span><text:span text:style-name="T1386">(</text:span><text:span text:style-name="T1387">"cnt = "</text:span><text:span text:style-name="T1388">)+</text:span><text:span text:style-name="T1389">String</text:span><text:span text:style-name="T1390">(cnt)+</text:span><text:span text:style-name="T1391">String</text:span><text:span text:style-name="T1392">(</text:span><text:span text:style-name="T1393">", TimeCnt = "</text:span><text:span text:style-name="T1394">)+</text:span><text:span text:style-name="T1395">String</text:span><text:span text:style-name="T1396">(TimeCnt));</text:span></text:p>
      <text:p text:style-name="P1397">}</text:p>
      <text:p text:style-name="P1398"> </text:p>
      <text:p text:style-name="P1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微軟正黑體" svg:font-family="微軟正黑體" style:font-family-generic="swiss" style:font-pitch="variable" svg:panose-1="2 11 6 4 3 5 4 4 2 4"/>
    <style:font-face style:name="新細明體, PMingLiU" svg:font-family="新細明體, PMingLiU" style:font-family-generic="system"/>
    <style:font-face style:name="標楷體" svg:font-family="標楷體" style:font-family-generic="script" style:font-pitch="fixed" svg:panose-1="3 0 5 9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Times New Roman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asian="新細明體, PMingLiU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asian="新細明體, PMingLi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新細明體, PMingLi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鈞凱 莊</dc:creator>
    <meta:creation-date>2023-10-29T11:37:00Z</meta:creation-date>
    <dc:date>2023-11-08T01:03:00Z</dc:date>
    <meta:template xlink:href="Normal.dotm" xlink:type="simple"/>
    <meta:editing-cycles>10</meta:editing-cycles>
    <meta:editing-duration>PT10680S</meta:editing-duration>
    <meta:document-statistic meta:page-count="8" meta:paragraph-count="13" meta:word-count="1022" meta:character-count="6838" meta:row-count="48" meta:non-whitespace-character-count="5829"/>
  </office:meta>
</office:document-meta>
</file>